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7.8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4ea6b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 style:data-style-name="N11">
      <style:table-cell-properties fo:background-color="#d4ea6b"/>
    </style:style>
    <style:style style:name="ce7" style:family="table-cell" style:parent-style-name="Default" style:data-style-name="N10111">
      <style:table-cell-properties fo:background-color="#d4ea6b"/>
    </style:style>
    <style:style style:name="ce8" style:family="table-cell" style:parent-style-name="Default" style:data-style-name="N10111">
      <style:table-cell-properties fo:background-color="#cccccc"/>
    </style:style>
    <style:style style:name="ce9" style:family="table-cell" style:parent-style-name="Default" style:data-style-name="N10111"/>
    <style:style style:name="ce10" style:family="table-cell" style:parent-style-name="Default" style:data-style-name="N10111">
      <style:table-cell-properties fo:background-color="#e8f2a1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sales_1_Year</text:p>
          </table:table-cell>
          <table:table-cell table:style-name="ce2" office:value-type="float" office:value="80000" calcext:value-type="float">
            <text:p>800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ales_grow_rate/year</text:p>
          </table:table-cell>
          <table:table-cell table:style-name="ce6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Selling_price</text:p>
          </table:table-cell>
          <table:table-cell table:style-name="ce7" office:value-type="currency" office:currency="AUD" office:value="12" calcext:value-type="currency">
            <text:p>$12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ale_rate_inc/year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var_cost</text:p>
          </table:table-cell>
          <table:table-cell table:style-name="ce7" office:value-type="currency" office:currency="AUD" office:value="3" calcext:value-type="currency">
            <text:p>$3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ar_cost_rate/year</text:p>
          </table:table-cell>
          <table:table-cell table:style-name="ce6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fixed_cost</text:p>
          </table:table-cell>
          <table:table-cell table:style-name="ce7" office:value-type="currency" office:currency="AUD" office:value="400000" calcext:value-type="currency">
            <text:p>$4,00,000.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xed_cost_rate/year</text:p>
          </table:table-cell>
          <table:table-cell table:style-name="ce6" office:value-type="percentage" office:value="0.08" calcext:value-type="percentage">
            <text:p>8.00%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iscount</text:p>
          </table:table-cell>
          <table:table-cell table:style-name="ce6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4" table:number-columns-repeated="3"/>
        </table:table-row>
        <table:table-row table:style-name="ro2">
          <table:table-cell/>
          <table:table-cell table:style-name="ce4" table:number-columns-repeated="3"/>
        </table:table-row>
        <table:table-row table:style-name="ro2">
          <table:table-cell office:value-type="string" calcext:value-type="string">
            <text:p>time perio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table:number-columns-repeated="3"/>
        </table:table-row>
        <table:table-row table:style-name="ro2">
          <table:table-cell office:value-type="string" calcext:value-type="string">
            <text:p>Sales</text:p>
          </table:table-cell>
          <table:table-cell table:style-name="ce4" table:formula="of:=[.B2]" office:value-type="float" office:value="80000" calcext:value-type="float">
            <text:p>80000</text:p>
          </table:table-cell>
          <table:table-cell table:style-name="ce4" table:formula="of:=SUM(PRODUCT([.B2];[.B3];[.C18]-1);[.B2])" office:value-type="float" office:value="83200" calcext:value-type="float">
            <text:p>83200</text:p>
          </table:table-cell>
          <table:table-cell table:style-name="ce4" table:formula="of:=SUM(PRODUCT([.B2];[.B3];[.D18]-1);[.B2])" office:value-type="float" office:value="86400" calcext:value-type="float">
            <text:p>86400</text:p>
          </table:table-cell>
        </table:table-row>
        <table:table-row table:style-name="ro2">
          <table:table-cell office:value-type="string" calcext:value-type="string">
            <text:p>unit_sell_price</text:p>
          </table:table-cell>
          <table:table-cell table:formula="of:=[.B5]" office:value-type="currency" office:currency="AUD" office:value="12" calcext:value-type="currency">
            <text:p>$12.00</text:p>
          </table:table-cell>
          <table:table-cell table:style-name="ce8" table:formula="of:=SUM([.B5];PRODUCT([.B6];[.C18]-1))" office:value-type="currency" office:currency="AUD" office:value="12.5" calcext:value-type="currency">
            <text:p>$12.50</text:p>
          </table:table-cell>
          <table:table-cell table:style-name="ce8" table:formula="of:=SUM([.B5];PRODUCT([.B6];[.D18]-1))" office:value-type="currency" office:currency="AUD" office:value="13" calcext:value-type="currency">
            <text:p>$13.00</text:p>
          </table:table-cell>
        </table:table-row>
        <table:table-row table:style-name="ro2">
          <table:table-cell/>
          <table:table-cell table:style-name="ce4"/>
          <table:table-cell table:style-name="ce8" table:number-columns-repeated="2"/>
        </table:table-row>
        <table:table-row table:style-name="ro2">
          <table:table-cell office:value-type="string" calcext:value-type="string">
            <text:p>unit_var_cost</text:p>
          </table:table-cell>
          <table:table-cell table:formula="of:=[.B8]" office:value-type="currency" office:currency="AUD" office:value="3" calcext:value-type="currency">
            <text:p>$3.00</text:p>
          </table:table-cell>
          <table:table-cell table:style-name="ce8" table:formula="of:=SUM([.B8];PRODUCT([.B8];[.B9];[.C18]-1))" office:value-type="currency" office:currency="AUD" office:value="3.15" calcext:value-type="currency">
            <text:p>$3.15</text:p>
          </table:table-cell>
          <table:table-cell table:style-name="ce8" table:formula="of:=SUM([.B8];PRODUCT([.B8];[.B9];[.D18]-1))" office:value-type="currency" office:currency="AUD" office:value="3.3" calcext:value-type="currency">
            <text:p>$3.30</text:p>
          </table:table-cell>
        </table:table-row>
        <table:table-row table:style-name="ro2">
          <table:table-cell/>
          <table:table-cell table:style-name="ce4"/>
          <table:table-cell table:style-name="ce8" table:number-columns-repeated="2"/>
        </table:table-row>
        <table:table-row table:style-name="ro2">
          <table:table-cell office:value-type="string" calcext:value-type="string">
            <text:p>fixed_cost</text:p>
          </table:table-cell>
          <table:table-cell table:formula="of:=[.B11]" office:value-type="currency" office:currency="AUD" office:value="400000" calcext:value-type="currency">
            <text:p>$4,00,000.00</text:p>
          </table:table-cell>
          <table:table-cell table:style-name="ce8" table:formula="of:=SUM([.B11];PRODUCT([.B11];[.B12];[.C18]-1))" office:value-type="currency" office:currency="AUD" office:value="432000" calcext:value-type="currency">
            <text:p>$4,32,000.00</text:p>
          </table:table-cell>
          <table:table-cell table:style-name="ce8" table:formula="of:=SUM([.B11];PRODUCT([.B11];[.B12];[.D18]-1))" office:value-type="currency" office:currency="AUD" office:value="464000" calcext:value-type="currency">
            <text:p>$4,64,000.00</text:p>
          </table:table-cell>
        </table:table-row>
        <table:table-row table:style-name="ro2">
          <table:table-cell office:value-type="string" calcext:value-type="string">
            <text:p>total_var_cost</text:p>
          </table:table-cell>
          <table:table-cell table:formula="of:=PRODUCT([.B23];[.B20])" office:value-type="currency" office:currency="AUD" office:value="240000" calcext:value-type="currency">
            <text:p>$2,40,000.00</text:p>
          </table:table-cell>
          <table:table-cell table:style-name="ce8" table:formula="of:=PRODUCT([.C23];[.C20])" office:value-type="currency" office:currency="AUD" office:value="262080" calcext:value-type="currency">
            <text:p>$2,62,080.00</text:p>
          </table:table-cell>
          <table:table-cell table:style-name="ce8" table:formula="of:=PRODUCT([.D23];[.D20])" office:value-type="currency" office:currency="AUD" office:value="285120" calcext:value-type="currency">
            <text:p>$2,85,120.00</text:p>
          </table:table-cell>
        </table:table-row>
        <table:table-row table:style-name="ro2">
          <table:table-cell office:value-type="string" calcext:value-type="string">
            <text:p>total_cost</text:p>
          </table:table-cell>
          <table:table-cell table:formula="of:=SUM([.B25];[.B26])" office:value-type="currency" office:currency="AUD" office:value="640000" calcext:value-type="currency">
            <text:p>$6,40,000.00</text:p>
          </table:table-cell>
          <table:table-cell table:style-name="ce8" table:formula="of:=SUM([.C25];[.C26])" office:value-type="currency" office:currency="AUD" office:value="694080" calcext:value-type="currency">
            <text:p>$6,94,080.00</text:p>
          </table:table-cell>
          <table:table-cell table:style-name="ce8" table:formula="of:=SUM([.D25];[.D26])" office:value-type="currency" office:currency="AUD" office:value="749120" calcext:value-type="currency">
            <text:p>$7,49,120.00</text:p>
          </table:table-cell>
        </table:table-row>
        <table:table-row table:style-name="ro2"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revenue</text:p>
          </table:table-cell>
          <table:table-cell table:formula="of:=PRODUCT([.B21];[.B20])" office:value-type="currency" office:currency="AUD" office:value="960000" calcext:value-type="currency">
            <text:p>$9,60,000.00</text:p>
          </table:table-cell>
          <table:table-cell table:style-name="ce8" table:formula="of:=PRODUCT([.C21];[.C20])" office:value-type="currency" office:currency="AUD" office:value="1040000" calcext:value-type="currency">
            <text:p>$10,40,000.00</text:p>
          </table:table-cell>
          <table:table-cell table:style-name="ce8" table:formula="of:=PRODUCT([.D21];[.D20])" office:value-type="currency" office:currency="AUD" office:value="1123200" calcext:value-type="currency">
            <text:p>$11,23,200.00</text:p>
          </table:table-cell>
        </table:table-row>
        <table:table-row table:style-name="ro2"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Net_cash_flow</text:p>
          </table:table-cell>
          <table:table-cell table:formula="of:=[.B29]-[.B27]" office:value-type="currency" office:currency="AUD" office:value="320000" calcext:value-type="currency">
            <text:p>$3,20,000.00</text:p>
          </table:table-cell>
          <table:table-cell table:style-name="ce8" table:formula="of:=[.C29]-[.C27]" office:value-type="currency" office:currency="AUD" office:value="345920" calcext:value-type="currency">
            <text:p>$3,45,920.00</text:p>
          </table:table-cell>
          <table:table-cell table:style-name="ce8" table:formula="of:=[.D29]-[.D27]" office:value-type="currency" office:currency="AUD" office:value="374080" calcext:value-type="currency">
            <text:p>$3,74,080.00</text:p>
          </table:table-cell>
        </table:table-row>
        <table:table-row table:style-name="ro2">
          <table:table-cell table:number-columns-repeated="2"/>
          <table:table-cell table:style-name="ce8" table:number-columns-repeated="2"/>
        </table:table-row>
        <table:table-row table:style-name="ro2">
          <table:table-cell office:value-type="string" calcext:value-type="string">
            <text:p>Present_value</text:p>
          </table:table-cell>
          <table:table-cell table:formula="of:=[.B31]/POWER((1+[.B13]);1)" office:value-type="currency" office:currency="AUD" office:value="307692.307692308" calcext:value-type="currency">
            <text:p>$3,07,692.31</text:p>
          </table:table-cell>
          <table:table-cell table:style-name="ce8" table:formula="of:=[.C31]/POWER((1+[.B13]);2)" office:value-type="currency" office:currency="AUD" office:value="319822.485207101" calcext:value-type="currency">
            <text:p>$3,19,822.49</text:p>
          </table:table-cell>
          <table:table-cell table:style-name="ce8" table:formula="of:=[.D31]/POWER((1+[.B13]);3)" office:value-type="currency" office:currency="AUD" office:value="332555.757851616" calcext:value-type="currency">
            <text:p>$3,32,555.76</text:p>
          </table:table-cell>
        </table:table-row>
        <table:table-row table:style-name="ro2" table:number-rows-repeated="3">
          <table:table-cell table:style-name="Default"/>
          <table:table-cell table:style-name="ce9"/>
          <table:table-cell table:number-columns-repeated="2"/>
        </table:table-row>
        <table:table-row table:style-name="ro2">
          <table:table-cell table:style-name="ce5" office:value-type="string" calcext:value-type="string">
            <text:p>Total_present_value</text:p>
          </table:table-cell>
          <table:table-cell table:style-name="ce10" table:formula="of:=SUM([.B33];[.C33];[.D33])" office:value-type="currency" office:currency="AUD" office:value="960070.550751024" calcext:value-type="currency">
            <text:p>$9,60,070.55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0"/>
          <table:table-cell table:number-columns-repeated="2"/>
        </table:table-row>
        <table:table-row table:style-name="ro2">
          <table:table-cell table:style-name="ce5" office:value-type="string" calcext:value-type="string">
            <text:p>NPV</text:p>
          </table:table-cell>
          <table:table-cell table:style-name="ce10" table:formula="of:=[.B37]-[.B27]" office:value-type="currency" office:currency="AUD" office:value="320070.550751024" calcext:value-type="currency">
            <text:p>$3,20,070.55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IN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111" number:language="en" number:country="IN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7:22:09.845470970</meta:creation-date>
    <dc:date>2021-07-16T18:32:56.901278780</dc:date>
    <meta:editing-duration>PT8M35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